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ource_20_Code">
      <style:paragraph-properties fo:margin-top="0in" fo:margin-bottom="0in" style:contextual-spacing="false"/>
    </style:style>
    <style:style style:name="P2" style:family="paragraph" style:parent-style-name="Source_20_Code">
      <style:paragraph-properties fo:margin-top="0in" fo:margin-bottom="0in" style:contextual-spacing="false"/>
      <style:text-properties style:font-name="Cambria" fo:font-size="12pt" style:font-size-asian="12pt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style:font-name="Consolas" fo:font-size="11pt" fo:background-color="#f8f8f8" loext:char-shading-value="0" style:font-size-asian="11pt"/>
    </style:style>
    <style:style style:name="T2" style:family="text">
      <style:text-properties style:font-name="Cambria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O enrichment sheet</text:p>
      <text:p text:style-name="Date">2025-03-27</text:p>
      <text:p text:style-name="First_20_Paragraph">Before starting, a few questions for you: what does a GO enrichment do? What can it tell us? By definition, an enrichment means an over-representation in a group compared to another? What are those two groups? These questions are important to answer so that you use the script below properly.</text:p>
      <text:h text:style-name="Heading_20_1" text:outline-level="1"><text:bookmark-start text:name="getting-started---special-installation"/>Getting started - special installation</text:h>
      <text:p text:style-name="P3"/>
      <text:p text:style-name="P1"><text:span text:style-name="CommentTok">#install clusterProfiler (special way; for the other packages, the normal way should work)</text:span><text:line-break/><text:span text:style-name="ControlFlowTok">if</text:span><text:span text:style-name="NormalTok"> (</text:span><text:span text:style-name="SpecialCharTok">!</text:span><text:span text:style-name="FunctionTok">require</text:span><text:span text:style-name="NormalTok">(</text:span><text:span text:style-name="StringTok">"BiocManager"</text:span><text:span text:style-name="NormalTok">, </text:span><text:span text:style-name="AttributeTok">quietly =</text:span><text:span text:style-name="NormalTok"> </text:span><text:span text:style-name="ConstantTok">TRUE</text:span><text:span text:style-name="NormalTok">))</text:span><text:line-break/><text:span text:style-name="NormalTok"> <text:s/></text:span><text:span text:style-name="FunctionTok">install.packages</text:span><text:span text:style-name="NormalTok">(</text:span><text:span text:style-name="StringTok">"BiocManager"</text:span><text:span text:style-name="NormalTok">)</text:span><text:line-break/><text:line-break/><text:span text:style-name="NormalTok">BiocManager</text:span><text:span text:style-name="SpecialCharTok">::</text:span><text:span text:style-name="FunctionTok">install</text:span><text:span text:style-name="NormalTok">(</text:span><text:span text:style-name="StringTok">"clusterProfiler"</text:span><text:span text:style-name="NormalTok">)</text:span><text:line-break/><text:line-break/><text:span text:style-name="CommentTok">#load packages, set up the working directory</text:span><text:line-break/><text:span text:style-name="FunctionTok">library</text:span><text:span text:style-name="NormalTok">(clusterProfiler)</text:span><text:line-break/><text:span text:style-name="FunctionTok">library</text:span><text:span text:style-name="NormalTok">(ggplot2)</text:span><text:line-break/><text:span text:style-name="FunctionTok">library</text:span><text:span text:style-name="NormalTok">(tidyr)</text:span><text:line-break/><text:span text:style-name="FunctionTok">library</text:span><text:span text:style-name="NormalTok">(dplyr)</text:span><text:line-break/><text:span text:style-name="FunctionTok">getwd</text:span><text:span text:style-name="NormalTok">()</text:span></text:p>
      <text:p text:style-name="Source_20_Code"><text:span text:style-name="FunctionTok">setwd</text:span><text:span text:style-name="NormalTok">(</text:span><text:span text:style-name="StringTok">"J:/Dropbox/Prague/Teaching/Course genomics of speciation/2024-2025/RNA-Seq practical/GO enrichment"</text:span><text:span text:style-name="NormalTok">)</text:span></text:p>
      <text:h text:style-name="Heading_20_1" text:outline-level="1"><text:bookmark-start text:name="importing-the-reference-go-files"/><text:bookmark-end text:name="getting-started---special-installation"/>Importing the reference GO files</text:h>
      <text:p text:style-name="P3"/>
      <text:p text:style-name="P1"><text:span text:style-name="CommentTok">#The files should look like this: </text:span><text:line-break/><text:span text:style-name="CommentTok">#GO:0055114 Solyc02g080590 <text:s/>Biological Process:oxidation-reduction process</text:span><text:line-break/><text:span text:style-name="CommentTok">#GO:0055114 Solyc08g007400 <text:s/>Biological Process:oxidation-reduction process</text:span><text:line-break/><text:span text:style-name="CommentTok">#GO:0055114 Solyc03g031650 <text:s/>Biological Process:oxidation-reduction process</text:span><text:line-break/><text:line-break/><text:span text:style-name="NormalTok">SlycBP </text:span><text:span text:style-name="OtherTok">&lt;-</text:span><text:span text:style-name="NormalTok"> </text:span><text:span text:style-name="FunctionTok">read.csv</text:span><text:span text:style-name="NormalTok">(</text:span><text:span text:style-name="StringTok">"SlycBP.csv"</text:span><text:span text:style-name="NormalTok">)</text:span><text:line-break/><text:span text:style-name="NormalTok">term2gene_BP </text:span><text:span text:style-name="OtherTok">&lt;-</text:span><text:span text:style-name="NormalTok"> SlycBP[,</text:span><text:span text:style-name="FunctionTok">c</text:span><text:span text:style-name="NormalTok">(</text:span><text:span text:style-name="DecValTok">1</text:span><text:span text:style-name="NormalTok">,</text:span><text:span text:style-name="DecValTok">2</text:span><text:span text:style-name="NormalTok">)] </text:span><text:span text:style-name="CommentTok">#extract first 2 columns (GO term and gene ID)</text:span></text:p>
      <text:p text:style-name="P1"><text:span text:style-name="NormalTok">term2name_BP </text:span><text:span text:style-name="OtherTok">&lt;-</text:span><text:span text:style-name="NormalTok"> SlycBP[,</text:span><text:span text:style-name="FunctionTok">c</text:span><text:span text:style-name="NormalTok">(</text:span><text:span text:style-name="DecValTok">1</text:span><text:span text:style-name="NormalTok">,</text:span><text:span text:style-name="DecValTok">3</text:span><text:span text:style-name="NormalTok">)] </text:span><text:span text:style-name="CommentTok">#extract Go term and function</text:span></text:p>
      <text:p text:style-name="P2"><text:span text:style-name="Verbatim_20_Char"><text:span text:style-name="T2"/></text:span></text:p>
      <text:p text:style-name="P1"><text:soft-page-break/><text:span text:style-name="NormalTok">SlycCC </text:span><text:span text:style-name="OtherTok">&lt;-</text:span><text:span text:style-name="NormalTok"> </text:span><text:span text:style-name="FunctionTok">read.csv</text:span><text:span text:style-name="NormalTok">(</text:span><text:span text:style-name="StringTok">"SlycCC.csv"</text:span><text:span text:style-name="NormalTok">)</text:span><text:line-break/><text:span text:style-name="NormalTok">term2gene_CC </text:span><text:span text:style-name="OtherTok">&lt;-</text:span><text:span text:style-name="NormalTok"> SlycCC[,</text:span><text:span text:style-name="FunctionTok">c</text:span><text:span text:style-name="NormalTok">(</text:span><text:span text:style-name="DecValTok">1</text:span><text:span text:style-name="NormalTok">,</text:span><text:span text:style-name="DecValTok">2</text:span><text:span text:style-name="NormalTok">)] </text:span><text:span text:style-name="CommentTok">#extract first 2 columns (GO term and gene ID)</text:span></text:p>
      <text:p text:style-name="Source_20_Code"><text:span text:style-name="NormalTok">term2name_CC </text:span><text:span text:style-name="OtherTok">&lt;-</text:span><text:span text:style-name="NormalTok"> SlycCC[,</text:span><text:span text:style-name="FunctionTok">c</text:span><text:span text:style-name="NormalTok">(</text:span><text:span text:style-name="DecValTok">1</text:span><text:span text:style-name="NormalTok">,</text:span><text:span text:style-name="DecValTok">3</text:span><text:span text:style-name="NormalTok">)] </text:span><text:span text:style-name="CommentTok">#extract Go term and function</text:span></text:p>
      <text:p text:style-name="P1"><text:span text:style-name="NormalTok">SlycMF </text:span><text:span text:style-name="OtherTok">&lt;-</text:span><text:span text:style-name="NormalTok"> </text:span><text:span text:style-name="FunctionTok">read.csv</text:span><text:span text:style-name="NormalTok">(</text:span><text:span text:style-name="StringTok">"SlycMF.csv"</text:span><text:span text:style-name="NormalTok">)</text:span></text:p>
      <text:p text:style-name="P1"><text:span text:style-name="NormalTok">term2gene_MF </text:span><text:span text:style-name="OtherTok">&lt;-</text:span><text:span text:style-name="NormalTok"> SlycMF[,</text:span><text:span text:style-name="FunctionTok">c</text:span><text:span text:style-name="NormalTok">(</text:span><text:span text:style-name="DecValTok">1</text:span><text:span text:style-name="NormalTok">,</text:span><text:span text:style-name="DecValTok">2</text:span><text:span text:style-name="NormalTok">)] </text:span><text:span text:style-name="CommentTok">#extract first 2 columns (GO term and gene ID)</text:span></text:p>
      <text:p text:style-name="Source_20_Code"><text:span text:style-name="NormalTok">term2name_MF </text:span><text:span text:style-name="OtherTok">&lt;-</text:span><text:span text:style-name="NormalTok"> SlycMF[,</text:span><text:span text:style-name="FunctionTok">c</text:span><text:span text:style-name="NormalTok">(</text:span><text:span text:style-name="DecValTok">1</text:span><text:span text:style-name="NormalTok">,</text:span><text:span text:style-name="DecValTok">3</text:span><text:span text:style-name="NormalTok">)] </text:span><text:span text:style-name="CommentTok">#extract Go term and function</text:span></text:p>
      <text:h text:style-name="Heading_20_1" text:outline-level="1"><text:bookmark-start text:name="reading-your-list-of-genes"/><text:bookmark-end text:name="importing-the-reference-go-files"/>Reading your list of genes</text:h>
      <text:p text:style-name="P3"/>
      <text:p text:style-name="P1"><text:span text:style-name="CommentTok">#the file should look like this (only 1 column with gene names):</text:span><text:line-break/><text:span text:style-name="CommentTok">#Solyc03g031650</text:span><text:line-break/><text:span text:style-name="CommentTok">#Solyc03g031650</text:span><text:line-break/><text:span text:style-name="CommentTok">#Solyc03g031650</text:span><text:line-break/><text:span text:style-name="CommentTok">#Solyc03g031650</text:span><text:line-break/><text:line-break/><text:span text:style-name="NormalTok">candidate_genes </text:span><text:span text:style-name="OtherTok">&lt;-</text:span><text:span text:style-name="NormalTok"> </text:span><text:span text:style-name="FunctionTok">read.csv</text:span><text:span text:style-name="NormalTok">(</text:span><text:span text:style-name="StringTok">"XXXXX.csv"</text:span><text:span text:style-name="NormalTok">)</text:span></text:p>
      <text:p text:style-name="P1"><text:span text:style-name="NormalTok">candidate_genes </text:span><text:span text:style-name="OtherTok">=</text:span><text:span text:style-name="NormalTok"> </text:span><text:span text:style-name="FunctionTok">as.vector</text:span><text:span text:style-name="NormalTok">(candidate_genes[,</text:span><text:span text:style-name="DecValTok">1</text:span><text:span text:style-name="NormalTok">])</text:span></text:p>
      <text:p text:style-name="P1"><text:span text:style-name="Verbatim_20_Char"/></text:p>
      <text:p text:style-name="Source_20_Code"><text:span text:style-name="CommentTok">#Check if they intersect</text:span><text:line-break/><text:span text:style-name="FunctionTok">intersect</text:span><text:span text:style-name="NormalTok">(term2gene_BP</text:span><text:span text:style-name="SpecialCharTok">$</text:span><text:span text:style-name="NormalTok">locusName, candidate_genes)</text:span></text:p>
      <text:h text:style-name="Heading_20_1" text:outline-level="1"><text:bookmark-start text:name="Xfeaad5d0a99fdbb34ebfd13765190e587474451"/><text:bookmark-end text:name="reading-your-list-of-genes"/>Testing for enrichment (PS: between what and what?)</text:h>
      <text:p text:style-name="Text_20_body"/>
      <text:p text:style-name="P1"><text:span text:style-name="CommentTok">#BP</text:span><text:line-break/><text:span text:style-name="NormalTok">candidate_genes_BP </text:span><text:span text:style-name="OtherTok">&lt;-</text:span><text:span text:style-name="NormalTok"> </text:span><text:span text:style-name="FunctionTok">enricher</text:span><text:span text:style-name="NormalTok">(</text:span><text:span text:style-name="AttributeTok">gene=</text:span><text:span text:style-name="NormalTok"> candidate_genes, </text:span><text:span text:style-name="AttributeTok">pvalueCutoff =</text:span><text:span text:style-name="NormalTok"> </text:span><text:span text:style-name="FloatTok">0.05</text:span><text:span text:style-name="NormalTok">, </text:span><text:span text:style-name="AttributeTok">pAdjustMethod =</text:span><text:span text:style-name="NormalTok"> </text:span><text:span text:style-name="StringTok">"fdr"</text:span><text:span text:style-name="NormalTok">, </text:span><text:span text:style-name="AttributeTok">TERM2GENE=</text:span><text:span text:style-name="NormalTok"> term2gene_BP, </text:span><text:span text:style-name="AttributeTok">TERM2NAME =</text:span><text:span text:style-name="NormalTok"> <text:s/>term2name_BP)</text:span></text:p>
      <text:p text:style-name="P1"><text:span text:style-name="FunctionTok">head</text:span><text:span text:style-name="NormalTok">(candidate_genes_BP)</text:span></text:p>
      <text:p text:style-name="P1"><text:span text:style-name="NormalTok">candidate_genes_BP </text:span><text:span text:style-name="OtherTok">&lt;-</text:span><text:span text:style-name="NormalTok"> candidate_genes_BP[,</text:span><text:span text:style-name="FunctionTok">c</text:span><text:span text:style-name="NormalTok">(</text:span><text:span text:style-name="DecValTok">2</text:span><text:span text:style-name="NormalTok">,</text:span><text:span text:style-name="DecValTok">3</text:span><text:span text:style-name="NormalTok">,</text:span><text:span text:style-name="DecValTok">4</text:span><text:span text:style-name="NormalTok">,</text:span><text:span text:style-name="DecValTok">6</text:span><text:span text:style-name="NormalTok">,</text:span><text:span text:style-name="DecValTok">8</text:span><text:span text:style-name="NormalTok">,</text:span><text:span text:style-name="DecValTok">9</text:span><text:span text:style-name="NormalTok">)] </text:span><text:span text:style-name="CommentTok">#function, p-value, geneIDs, count</text:span></text:p>
      <text:p text:style-name="P1"><text:span text:style-name="NormalTok">candidate_genes_BP</text:span><text:span text:style-name="SpecialCharTok">$</text:span><text:span text:style-name="NormalTok">GeneRatio </text:span><text:span text:style-name="OtherTok">&lt;-</text:span><text:span text:style-name="NormalTok"> </text:span><text:span text:style-name="FunctionTok">paste0</text:span><text:span text:style-name="NormalTok">(</text:span><text:span text:style-name="StringTok">"'"</text:span><text:span text:style-name="NormalTok">, candidate_genes_BP</text:span><text:span text:style-name="SpecialCharTok">$</text:span><text:span text:style-name="NormalTok">GeneRatio) </text:span><text:span text:style-name="CommentTok"># Add an apostrophe before each GeneRatio value, otherwise it will be read as a date from excel</text:span></text:p>
      <text:p text:style-name="Source_20_Code"><text:span text:style-name="FunctionTok">write.csv</text:span><text:span text:style-name="NormalTok">(candidate_genes_BP, </text:span><text:span text:style-name="StringTok">'candidate_genes_GO_BP.csv'</text:span><text:span text:style-name="NormalTok">)</text:span></text:p>
      <text:p text:style-name="First_20_Paragraph">This was for Biological Processes. Now you’re gonna need to do the same for Celllular Component and Molecular Function.</text:p>
      <text:h text:style-name="Heading_20_1" text:outline-level="1"><text:bookmark-start text:name="X78a21530b818ea0064a1d680b43d7b3743d1def"/><text:bookmark-end text:name="Xfeaad5d0a99fdbb34ebfd13765190e587474451"/>Preparing the file with all enriched terms for plotting</text:h>
      <text:p text:style-name="First_20_Paragraph">This puts together the enriched GO terms in a csv file that looks like this:</text:p>
      <text:p text:style-name="Text_20_body"><text:soft-page-break/>Category Description GeneRatio p.adjust<text:line-break/>upregulated Molecular Function:DNA-binding transcription factor activity 1 0.023282605</text:p>
      <text:p text:style-name="P1"><text:span text:style-name="CommentTok">#Give a name to your group of candidate genes (as an example here is "upregulated"), add it as column to each of the enriched dfs; if you have several groups of genes, do that for every group</text:span><text:line-break/><text:span text:style-name="NormalTok">candidate_genes_BP</text:span><text:span text:style-name="SpecialCharTok">$</text:span><text:span text:style-name="NormalTok">Category </text:span><text:span text:style-name="OtherTok">&lt;-</text:span><text:span text:style-name="NormalTok"> </text:span><text:span text:style-name="StringTok">"upregulated"</text:span></text:p>
      <text:p text:style-name="P1"><text:span text:style-name="NormalTok">candidate_genes_CC</text:span><text:span text:style-name="SpecialCharTok">$</text:span><text:span text:style-name="NormalTok">Category </text:span><text:span text:style-name="OtherTok">&lt;-</text:span><text:span text:style-name="NormalTok"> </text:span><text:span text:style-name="StringTok">"upregulated"</text:span></text:p>
      <text:p text:style-name="Source_20_Code"><text:span text:style-name="NormalTok">candidate_genes_MF</text:span><text:span text:style-name="SpecialCharTok">$</text:span><text:span text:style-name="NormalTok">Category </text:span><text:span text:style-name="OtherTok">&lt;-</text:span><text:span text:style-name="NormalTok"> </text:span><text:span text:style-name="StringTok">"upregulated"</text:span></text:p>
      <text:p text:style-name="Source_20_Code"><text:span text:style-name="NormalTok">All_GO </text:span><text:span text:style-name="OtherTok">&lt;-</text:span><text:span text:style-name="NormalTok"> </text:span><text:span text:style-name="FunctionTok">rbind</text:span><text:span text:style-name="NormalTok">(candidate_genes_BP, </text:span><text:line-break/><text:span text:style-name="NormalTok"> <text:s text:c="15"/>candidate_genes_CC,candidate_genes_MF) </text:span><text:span text:style-name="CommentTok">#if you have several groups of genes, you can put them all together here if you want them plotted together</text:span></text:p>
      <text:h text:style-name="Heading_20_1" text:outline-level="1"><text:bookmark-start text:name="X4a6ca145dc8c4a0e53800be6c7075552312f998"/><text:bookmark-end text:name="X78a21530b818ea0064a1d680b43d7b3743d1def"/>Plotting to visualize the enriched GO terms</text:h>
      <text:p text:style-name="First_20_Paragraph">This will generate dotplots showing gene ratio and adj pvalue.</text:p>
      <text:p text:style-name="P1"><text:span text:style-name="NormalTok">GO </text:span><text:span text:style-name="OtherTok">&lt;-</text:span><text:span text:style-name="NormalTok"> All_GO</text:span></text:p>
      <text:p text:style-name="Source_20_Code"><text:span text:style-name="NormalTok">GO</text:span><text:span text:style-name="SpecialCharTok">$</text:span><text:span text:style-name="NormalTok">Description </text:span><text:span text:style-name="OtherTok">&lt;-</text:span><text:span text:style-name="NormalTok"> </text:span><text:span text:style-name="FunctionTok">as.factor</text:span><text:span text:style-name="NormalTok">(GO</text:span><text:span text:style-name="SpecialCharTok">$</text:span><text:span text:style-name="NormalTok">Description)</text:span></text:p>
      <text:p text:style-name="Source_20_Code"><text:span text:style-name="CommentTok"># Edit our GeneRatio column</text:span><text:line-break/><text:span text:style-name="CommentTok"># Remove the leading ' from the strings</text:span><text:line-break/><text:span text:style-name="NormalTok">GO</text:span><text:span text:style-name="SpecialCharTok">$</text:span><text:span text:style-name="NormalTok">GeneRatio </text:span><text:span text:style-name="OtherTok">&lt;-</text:span><text:span text:style-name="NormalTok"> </text:span><text:span text:style-name="FunctionTok">gsub</text:span><text:span text:style-name="NormalTok">(</text:span><text:span text:style-name="StringTok">"^'"</text:span><text:span text:style-name="NormalTok">, </text:span><text:span text:style-name="StringTok">""</text:span><text:span text:style-name="NormalTok">, GO</text:span><text:span text:style-name="SpecialCharTok">$</text:span><text:span text:style-name="NormalTok">GeneRatio)</text:span></text:p>
      <text:p text:style-name="P1"><text:span text:style-name="CommentTok"># Use separate() to split the column into two new columns</text:span><text:line-break/><text:line-break/><text:span text:style-name="NormalTok">GO </text:span><text:span text:style-name="OtherTok">&lt;-</text:span><text:span text:style-name="NormalTok"> GO </text:span><text:span text:style-name="SpecialCharTok">%&gt;%</text:span><text:span text:style-name="NormalTok"> </text:span><text:span text:style-name="FunctionTok">separate</text:span><text:span text:style-name="NormalTok">(GeneRatio, </text:span><text:span text:style-name="AttributeTok">into =</text:span><text:span text:style-name="NormalTok"> </text:span><text:span text:style-name="FunctionTok">c</text:span><text:span text:style-name="NormalTok">(</text:span><text:span text:style-name="StringTok">"Numerator"</text:span><text:span text:style-name="NormalTok">, </text:span><text:span text:style-name="StringTok">"Denominator"</text:span><text:span text:style-name="NormalTok">), </text:span><text:span text:style-name="AttributeTok">sep =</text:span><text:span text:style-name="NormalTok"> </text:span><text:span text:style-name="StringTok">"/"</text:span><text:span text:style-name="NormalTok">)</text:span></text:p>
      <text:p text:style-name="P1"><text:span text:style-name="CommentTok"># Convert the new columns to numeric</text:span><text:line-break/><text:span text:style-name="NormalTok">GO</text:span><text:span text:style-name="SpecialCharTok">$</text:span><text:span text:style-name="NormalTok">Numerator </text:span><text:span text:style-name="OtherTok">&lt;-</text:span><text:span text:style-name="NormalTok"> </text:span><text:span text:style-name="FunctionTok">as.numeric</text:span><text:span text:style-name="NormalTok">(GO</text:span><text:span text:style-name="SpecialCharTok">$</text:span><text:span text:style-name="NormalTok">Numerator)</text:span></text:p>
      <text:p text:style-name="P1"><text:span text:style-name="NormalTok">GO</text:span><text:span text:style-name="SpecialCharTok">$</text:span><text:span text:style-name="NormalTok">Denominator </text:span><text:span text:style-name="OtherTok">&lt;-</text:span><text:span text:style-name="NormalTok"> </text:span><text:span text:style-name="FunctionTok">as.numeric</text:span><text:span text:style-name="NormalTok">(GO</text:span><text:span text:style-name="SpecialCharTok">$</text:span><text:span text:style-name="NormalTok">Denominator)</text:span></text:p>
      <text:p text:style-name="P1"><text:span text:style-name="NormalTok">GO</text:span><text:span text:style-name="SpecialCharTok">$</text:span><text:span text:style-name="NormalTok">GeneRatio </text:span><text:span text:style-name="OtherTok">&lt;-</text:span><text:span text:style-name="NormalTok"> GO</text:span><text:span text:style-name="SpecialCharTok">$</text:span><text:span text:style-name="NormalTok">Numerator</text:span><text:span text:style-name="SpecialCharTok">/</text:span><text:span text:style-name="NormalTok">GO</text:span><text:span text:style-name="SpecialCharTok">$</text:span><text:span text:style-name="NormalTok">Denominator</text:span></text:p>
      <text:p text:style-name="P1"><text:span text:style-name="CommentTok"># Remove extra columns</text:span><text:line-break/><text:span text:style-name="NormalTok">GO</text:span><text:span text:style-name="SpecialCharTok">$</text:span><text:span text:style-name="NormalTok">Numerator </text:span><text:span text:style-name="OtherTok">&lt;-</text:span><text:span text:style-name="NormalTok"> </text:span><text:span text:style-name="ConstantTok">NULL</text:span></text:p>
      <text:p text:style-name="Source_20_Code"><text:span text:style-name="NormalTok">GO</text:span><text:span text:style-name="SpecialCharTok">$</text:span><text:span text:style-name="NormalTok">Denominator </text:span><text:span text:style-name="OtherTok">&lt;-</text:span><text:span text:style-name="NormalTok"> </text:span><text:span text:style-name="ConstantTok">NULL</text:span></text:p>
      <text:p text:style-name="P1"><text:span text:style-name="CommentTok">#plot all</text:span><text:line-break/><text:span text:style-name="FunctionTok">ggplot</text:span><text:span text:style-name="NormalTok">(</text:span><text:span text:style-name="AttributeTok">data =</text:span><text:span text:style-name="NormalTok"> GO, </text:span><text:span text:style-name="FunctionTok">aes</text:span><text:span text:style-name="NormalTok">(</text:span><text:span text:style-name="AttributeTok">x =</text:span><text:span text:style-name="NormalTok"> Category, </text:span><text:span text:style-name="AttributeTok">y =</text:span><text:span text:style-name="NormalTok"> Description, </text:span><text:line-break/><text:span text:style-name="NormalTok"> <text:s text:c="21"/></text:span><text:span text:style-name="AttributeTok">color =</text:span><text:span text:style-name="NormalTok"> </text:span><text:span text:style-name="StringTok">`</text:span><text:span text:style-name="AttributeTok">p.adjust</text:span><text:span text:style-name="StringTok">`</text:span><text:span text:style-name="NormalTok">, </text:span><text:span text:style-name="AttributeTok">size =</text:span><text:span text:style-name="NormalTok"> GeneRatio)) </text:span><text:span text:style-name="SpecialCharTok">+</text:span><text:span text:style-name="NormalTok"> </text:span><text:line-break/><text:span text:style-name="NormalTok"> <text:s/></text:span><text:span text:style-name="FunctionTok">geom_point</text:span><text:span text:style-name="NormalTok">() </text:span><text:span text:style-name="SpecialCharTok">+</text:span><text:line-break/><text:span text:style-name="NormalTok"> <text:s/></text:span><text:span text:style-name="FunctionTok">scale_color_gradient</text:span><text:span text:style-name="NormalTok">(</text:span><text:span text:style-name="AttributeTok">low =</text:span><text:span text:style-name="NormalTok"> </text:span><text:span text:style-name="StringTok">"red"</text:span><text:span text:style-name="NormalTok">, </text:span><text:span text:style-name="AttributeTok">high =</text:span><text:span text:style-name="NormalTok"> </text:span><text:span text:style-name="StringTok">"blue"</text:span><text:span text:style-name="NormalTok">) </text:span><text:span text:style-name="SpecialCharTok">+</text:span><text:line-break/><text:span text:style-name="NormalTok"> <text:s/></text:span><text:span text:style-name="FunctionTok">theme_bw</text:span><text:span text:style-name="NormalTok">() </text:span><text:span text:style-name="SpecialCharTok">+</text:span><text:line-break/><text:span text:style-name="NormalTok"> <text:s/></text:span><text:span text:style-name="FunctionTok">ylab</text:span><text:span text:style-name="NormalTok">(</text:span><text:span text:style-name="StringTok">""</text:span><text:span text:style-name="NormalTok">) </text:span><text:span text:style-name="SpecialCharTok">+</text:span><text:span text:style-name="NormalTok"> </text:span><text:line-break/><text:span text:style-name="NormalTok"> <text:s/></text:span><text:span text:style-name="FunctionTok">xlab</text:span><text:span text:style-name="NormalTok">(</text:span><text:span text:style-name="StringTok">""</text:span><text:span text:style-name="NormalTok">) </text:span><text:span text:style-name="SpecialCharTok">+</text:span><text:line-break/><text:span text:style-name="NormalTok"> <text:s/></text:span><text:span text:style-name="FunctionTok">theme_bw</text:span><text:span text:style-name="NormalTok">() </text:span><text:span text:style-name="SpecialCharTok">+</text:span><text:line-break/><text:span text:style-name="NormalTok"> <text:s/></text:span><text:span text:style-name="CommentTok">#theme(axis.title.x = element_text(size = 24), axis.text.x = element_text(size = 24)) +</text:span><text:line-break/><text:span text:style-name="NormalTok"> <text:s/></text:span><text:span text:style-name="FunctionTok">theme</text:span><text:span text:style-name="NormalTok">(</text:span><text:span text:style-name="AttributeTok">axis.text.y =</text:span><text:span text:style-name="NormalTok"> </text:span><text:span text:style-name="FunctionTok">element_text</text:span><text:span text:style-name="NormalTok">(</text:span><text:span text:style-name="AttributeTok">size =</text:span><text:span text:style-name="NormalTok"> </text:span><text:span text:style-name="DecValTok">12</text:span><text:span text:style-name="NormalTok">)) </text:span><text:span text:style-name="SpecialCharTok">+</text:span><text:span text:style-name="NormalTok"> </text:span><text:line-break/><text:soft-page-break/><text:span text:style-name="NormalTok"> <text:s/></text:span><text:span text:style-name="CommentTok">#theme(legend.title = element_blank(), legend.text = element_text(size = 24)) + </text:span><text:line-break/><text:span text:style-name="NormalTok"> <text:s/></text:span><text:span text:style-name="CommentTok">#theme(axis.text.x = element_text(angle = 25, vjust = 0.8, hjust =1, size = 12)) +</text:span><text:line-break/><text:span text:style-name="NormalTok"> <text:s/></text:span><text:span text:style-name="FunctionTok">theme</text:span><text:span text:style-name="NormalTok">(</text:span><text:span text:style-name="AttributeTok">axis.text.x =</text:span><text:span text:style-name="NormalTok"> </text:span><text:span text:style-name="FunctionTok">element_text</text:span><text:span text:style-name="NormalTok">(</text:span><text:span text:style-name="AttributeTok">vjust =</text:span><text:span text:style-name="NormalTok"> </text:span><text:span text:style-name="FloatTok">0.8</text:span><text:span text:style-name="NormalTok">, </text:span><text:span text:style-name="AttributeTok">hjust =</text:span><text:span text:style-name="DecValTok">1</text:span><text:span text:style-name="NormalTok">, </text:span><text:span text:style-name="AttributeTok">size =</text:span><text:span text:style-name="NormalTok"> </text:span><text:span text:style-name="DecValTok">12</text:span><text:span text:style-name="NormalTok">)) </text:span><text:span text:style-name="SpecialCharTok">+</text:span><text:line-break/><text:span text:style-name="NormalTok"> <text:s/></text:span><text:span text:style-name="FunctionTok">scale_y_discrete</text:span><text:span text:style-name="NormalTok">(</text:span><text:span text:style-name="AttributeTok">limits=</text:span><text:span text:style-name="NormalTok">rev)</text:span></text:p>
      <text:p text:style-name="Source_20_Code"><text:span text:style-name="FunctionTok">dev.off</text:span><text:span text:style-name="NormalTok">() </text:span><text:span text:style-name="CommentTok">#this closes the graph, so if you want to see the graph, don't run that :)</text:span><text:bookmark-end text:name="X4a6ca145dc8c4a0e53800be6c7075552312f99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caption" style:family="paragraph" style:parent-style-name="Standard" loext:linked-style-name="Caption_20_Char">
      <style:paragraph-properties fo:margin-top="0in" fo:margin-bottom="0.0835in" style:contextual-spacing="false"/>
      <style:text-properties fo:font-style="italic" style:font-style-asian="italic"/>
    </style:style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loext:graphic-properties draw:fill="solid" draw:fill-color="#f8f8f8"/>
      <style:paragraph-properties fo:background-color="#f8f8f8"/>
    </style:style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 loext:linked-style-name="caption"/>
    <style:style style:name="Verbatim_20_Char" style:display-name="Verbatim Char" style:family="text" style:parent-style-name="Caption_20_Char" loext:linked-style-name="Source_20_Code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Caption_20_Char"/>
    <style:style style:name="Footnote_20_Symbol" style:display-name="Footnote Symbol" style:family="text" style:parent-style-name="Caption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Caption_20_Char">
      <style:text-properties fo:color="#4f81bd" loext:opacity="100%"/>
    </style:style>
    <style:style style:name="KeywordTok" style:family="text" style:parent-style-name="Verbatim_20_Char">
      <style:text-properties fo:color="#204a87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DataTypeTok" style:family="text" style:parent-style-name="Verbatim_20_Char">
      <style:text-properties fo:color="#204a87" loext:opacity="100%" style:font-name="Consolas" fo:font-family="Consolas" style:font-family-generic="roman" style:font-pitch="variable" fo:font-size="11pt" fo:background-color="#f8f8f8" style:font-size-asian="11pt"/>
    </style:style>
    <style:style style:name="DecValTok" style:family="text" style:parent-style-name="Verbatim_20_Char">
      <style:text-properties fo:color="#0000cf" loext:opacity="100%" style:font-name="Consolas" fo:font-family="Consolas" style:font-family-generic="roman" style:font-pitch="variable" fo:font-size="11pt" fo:background-color="#f8f8f8" style:font-size-asian="11pt"/>
    </style:style>
    <style:style style:name="BaseNTok" style:family="text" style:parent-style-name="Verbatim_20_Char">
      <style:text-properties fo:color="#0000cf" loext:opacity="100%" style:font-name="Consolas" fo:font-family="Consolas" style:font-family-generic="roman" style:font-pitch="variable" fo:font-size="11pt" fo:background-color="#f8f8f8" style:font-size-asian="11pt"/>
    </style:style>
    <style:style style:name="FloatTok" style:family="text" style:parent-style-name="Verbatim_20_Char">
      <style:text-properties fo:color="#0000cf" loext:opacity="100%" style:font-name="Consolas" fo:font-family="Consolas" style:font-family-generic="roman" style:font-pitch="variable" fo:font-size="11pt" fo:background-color="#f8f8f8" style:font-size-asian="11pt"/>
    </style:style>
    <style:style style:name="ConstantTok" style:family="text" style:parent-style-name="Verbatim_20_Char">
      <style:text-properties fo:color="#8f5902" loext:opacity="100%" style:font-name="Consolas" fo:font-family="Consolas" style:font-family-generic="roman" style:font-pitch="variable" fo:font-size="11pt" fo:background-color="#f8f8f8" style:font-size-asian="11pt"/>
    </style:style>
    <style:style style:name="CharTok" style:family="text" style:parent-style-name="Verbatim_20_Char">
      <style:text-properties fo:color="#4e9a06" loext:opacity="100%" style:font-name="Consolas" fo:font-family="Consolas" style:font-family-generic="roman" style:font-pitch="variable" fo:font-size="11pt" fo:background-color="#f8f8f8" style:font-size-asian="11pt"/>
    </style:style>
    <style:style style:name="SpecialCharTok" style:family="text" style:parent-style-name="Verbatim_20_Char">
      <style:text-properties fo:color="#ce5c00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StringTok" style:family="text" style:parent-style-name="Verbatim_20_Char">
      <style:text-properties fo:color="#4e9a06" loext:opacity="100%" style:font-name="Consolas" fo:font-family="Consolas" style:font-family-generic="roman" style:font-pitch="variable" fo:font-size="11pt" fo:background-color="#f8f8f8" style:font-size-asian="11pt"/>
    </style:style>
    <style:style style:name="VerbatimStringTok" style:family="text" style:parent-style-name="Verbatim_20_Char">
      <style:text-properties fo:color="#4e9a06" loext:opacity="100%" style:font-name="Consolas" fo:font-family="Consolas" style:font-family-generic="roman" style:font-pitch="variable" fo:font-size="11pt" fo:background-color="#f8f8f8" style:font-size-asian="11pt"/>
    </style:style>
    <style:style style:name="SpecialStringTok" style:family="text" style:parent-style-name="Verbatim_20_Char">
      <style:text-properties fo:color="#4e9a06" loext:opacity="100%" style:font-name="Consolas" fo:font-family="Consolas" style:font-family-generic="roman" style:font-pitch="variable" fo:font-size="11pt" fo:background-color="#f8f8f8" style:font-size-asian="11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Comment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background-color="#f8f8f8" style:font-size-asian="11pt" style:font-style-asian="italic"/>
    </style:style>
    <style:style style:name="Documentation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Annotation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CommentVar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OtherTok" style:family="text" style:parent-style-name="Verbatim_20_Char">
      <style:text-properties fo:color="#8f5902" loext:opacity="100%" style:font-name="Consolas" fo:font-family="Consolas" style:font-family-generic="roman" style:font-pitch="variable" fo:font-size="11pt" fo:background-color="#f8f8f8" style:font-size-asian="11pt"/>
    </style:style>
    <style:style style:name="FunctionTok" style:family="text" style:parent-style-name="Verbatim_20_Char">
      <style:text-properties fo:color="#204a87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VariableTok" style:family="text" style:parent-style-name="Verbatim_20_Char">
      <style:text-properties fo:color="#000000" loext:opacity="100%" style:font-name="Consolas" fo:font-family="Consolas" style:font-family-generic="roman" style:font-pitch="variable" fo:font-size="11pt" fo:background-color="#f8f8f8" style:font-size-asian="11pt"/>
    </style:style>
    <style:style style:name="ControlFlowTok" style:family="text" style:parent-style-name="Verbatim_20_Char">
      <style:text-properties fo:color="#204a87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OperatorTok" style:family="text" style:parent-style-name="Verbatim_20_Char">
      <style:text-properties fo:color="#ce5c00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Preprocessor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background-color="#f8f8f8" style:font-size-asian="11pt" style:font-style-asian="italic"/>
    </style:style>
    <style:style style:name="AttributeTok" style:family="text" style:parent-style-name="Verbatim_20_Char">
      <style:text-properties fo:color="#204a87" loext:opacity="100%" style:font-name="Consolas" fo:font-family="Consolas" style:font-family-generic="roman" style:font-pitch="variable" fo:font-size="11pt" fo:background-color="#f8f8f8" style:font-size-asian="11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Information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Warning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AlertTok" style:family="text" style:parent-style-name="Verbatim_20_Char">
      <style:text-properties fo:color="#ef2929" loext:opacity="100%" style:font-name="Consolas" fo:font-family="Consolas" style:font-family-generic="roman" style:font-pitch="variable" fo:font-size="11pt" fo:background-color="#f8f8f8" style:font-size-asian="11pt"/>
    </style:style>
    <style:style style:name="ErrorTok" style:family="text" style:parent-style-name="Verbatim_20_Char">
      <style:text-properties fo:color="#a40000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229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O enrichment sheet</dc:title>
    <dc:creator>Sahoo Susnata Salony</dc:creator>
    <meta:editing-cycles>2</meta:editing-cycles>
    <meta:creation-date>2025-03-27T16:28:00</meta:creation-date>
    <dc:date>2025-03-27T16:42:00</dc:date>
    <meta:editing-duration>PT20M</meta:editing-duration>
    <meta:generator>LibreOffice/7.3.7.2$Linux_X86_64 LibreOffice_project/30$Build-2</meta:generator>
    <meta:document-statistic meta:table-count="0" meta:image-count="0" meta:object-count="0" meta:page-count="4" meta:paragraph-count="45" meta:word-count="600" meta:character-count="4764" meta:non-whitespace-character-count="4129"/>
    <meta:user-defined meta:name="AppVersion">16.0000</meta:user-defined>
    <meta:user-defined meta:name="date">2025-03-27</meta:user-defined>
    <meta:user-defined meta:name="output">word_document</meta:user-defined>
    <meta:template xlink:type="simple" xlink:actuate="onRequest" xlink:title="Normal" xlink:href=""/>
  </office:meta>
</office:document-meta>
</file>